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1" manifest:media-type="application/vnd.sun.star.oleobjec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" manifest:media-type="application/vnd.sun.star.oleobject"/>
  <manifest:file-entry manifest:full-path="meta.xml" manifest:media-type="text/xml"/>
  <manifest:file-entry manifest:full-path="Object 2" manifest:media-type="application/vnd.sun.star.oleobject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5.9181in" fo:margin-left="-0.0785in" fo:margin-top="0in" fo:margin-bottom="0in" table:align="left" style:writing-mode="lr-tb"/>
    </style:style>
    <style:style style:name="Table1.A" style:family="table-column">
      <style:table-column-properties style:column-width="5.918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2" style:family="table">
      <style:table-properties style:width="5.9181in" fo:margin-left="-0.0785in" fo:margin-top="0in" fo:margin-bottom="0in" table:align="left" style:writing-mode="lr-tb"/>
    </style:style>
    <style:style style:name="Table2.A" style:family="table-column">
      <style:table-column-properties style:column-width="5.918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5.9181in" fo:margin-left="-0.0785in" fo:margin-top="0in" fo:margin-bottom="0in" table:align="left" style:writing-mode="lr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4" style:family="table">
      <style:table-properties style:width="5.9181in" fo:margin-left="-0.0785in" fo:margin-top="0in" fo:margin-bottom="0in" table:align="left" style:writing-mode="lr-tb"/>
    </style:style>
    <style:style style:name="Table4.A" style:family="table-column">
      <style:table-column-properties style:column-width="5.9181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5.9181in" fo:margin-left="-0.0785in" fo:margin-top="0in" fo:margin-bottom="0in" table:align="left" style:writing-mode="lr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14" style:family="table">
      <style:table-properties style:width="5.9181in" fo:margin-left="-0.0785in" fo:margin-top="0in" fo:margin-bottom="0in" table:align="left" style:writing-mode="lr-tb"/>
    </style:style>
    <style:style style:name="Table14.A" style:family="table-column">
      <style:table-column-properties style:column-width="5.9181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85in" fo:padding-right="0.075in" fo:padding-top="0in" fo:padding-bottom="0in" fo:border="0.5pt solid #00000a"/>
    </style:style>
    <style:style style:name="Table15" style:family="table">
      <style:table-properties style:width="5.9181in" fo:margin-left="-0.0785in" fo:margin-top="0in" fo:margin-bottom="0in" table:align="left" style:writing-mode="lr-tb"/>
    </style:style>
    <style:style style:name="Table15.A" style:family="table-column">
      <style:table-column-properties style:column-width="5.9181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785in" fo:padding-right="0.075in" fo:padding-top="0in" fo:padding-bottom="0in" fo:border="0.5pt solid #00000a"/>
    </style:style>
    <style:style style:name="Table16" style:family="table">
      <style:table-properties style:width="5.9181in" fo:margin-left="-0.0785in" fo:margin-top="0in" fo:margin-bottom="0in" table:align="left" style:writing-mode="lr-tb"/>
    </style:style>
    <style:style style:name="Table16.A" style:family="table-column">
      <style:table-column-properties style:column-width="5.9181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0785in" fo:padding-right="0.075in" fo:padding-top="0in" fo:padding-bottom="0in" fo:border="0.5pt solid #00000a"/>
    </style:style>
    <style:style style:name="Table17" style:family="table">
      <style:table-properties style:width="5.9181in" fo:margin-left="-0.0785in" fo:margin-top="0in" fo:margin-bottom="0in" table:align="left" style:writing-mode="lr-tb"/>
    </style:style>
    <style:style style:name="Table17.A" style:family="table-column">
      <style:table-column-properties style:column-width="5.9181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5.9181in" fo:margin-left="-0.0785in" fo:margin-top="0in" fo:margin-bottom="0in" table:align="left" style:writing-mode="lr-tb"/>
    </style:style>
    <style:style style:name="Table6.A" style:family="table-column">
      <style:table-column-properties style:column-width="5.9181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7" style:family="table">
      <style:table-properties style:width="5.9181in" fo:margin-left="-0.0785in" fo:margin-top="0in" fo:margin-bottom="0in" table:align="left" style:writing-mode="lr-tb"/>
    </style:style>
    <style:style style:name="Table7.A" style:family="table-column">
      <style:table-column-properties style:column-width="5.9181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5.9181in" fo:margin-left="-0.0785in" fo:margin-top="0in" fo:margin-bottom="0in" table:align="left" style:writing-mode="lr-tb"/>
    </style:style>
    <style:style style:name="Table8.A" style:family="table-column">
      <style:table-column-properties style:column-width="5.9181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5.9181in" fo:margin-left="-0.0785in" fo:margin-top="0in" fo:margin-bottom="0in" table:align="left" style:writing-mode="lr-tb"/>
    </style:style>
    <style:style style:name="Table9.A" style:family="table-column">
      <style:table-column-properties style:column-width="5.9181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8" style:family="table">
      <style:table-properties style:width="5.9181in" fo:margin-left="-0.0785in" fo:margin-top="0in" fo:margin-bottom="0in" table:align="left" style:writing-mode="lr-tb"/>
    </style:style>
    <style:style style:name="Table18.A" style:family="table-column">
      <style:table-column-properties style:column-width="5.9181in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.0785in" fo:padding-right="0.075in" fo:padding-top="0in" fo:padding-bottom="0in" fo:border="0.5pt solid #00000a"/>
    </style:style>
    <style:style style:name="Table19" style:family="table">
      <style:table-properties style:width="5.9181in" fo:margin-left="-0.0785in" fo:margin-top="0in" fo:margin-bottom="0in" table:align="left" style:writing-mode="lr-tb"/>
    </style:style>
    <style:style style:name="Table19.A" style:family="table-column">
      <style:table-column-properties style:column-width="5.9181in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.0785in" fo:padding-right="0.075in" fo:padding-top="0in" fo:padding-bottom="0in" fo:border="0.5pt solid #00000a"/>
    </style:style>
    <style:style style:name="Table20" style:family="table">
      <style:table-properties style:width="5.9181in" fo:margin-left="-0.0785in" fo:margin-top="0in" fo:margin-bottom="0in" table:align="left" style:writing-mode="lr-tb"/>
    </style:style>
    <style:style style:name="Table20.A" style:family="table-column">
      <style:table-column-properties style:column-width="5.9181in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5.9181in" fo:margin-left="-0.0785in" fo:margin-top="0in" fo:margin-bottom="0in" table:align="left" style:writing-mode="lr-tb"/>
    </style:style>
    <style:style style:name="Table10.A" style:family="table-column">
      <style:table-column-properties style:column-width="5.9181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85in" fo:padding-right="0.075in" fo:padding-top="0in" fo:padding-bottom="0in" fo:border="0.5pt solid #00000a"/>
    </style:style>
    <style:style style:name="Table21" style:family="table">
      <style:table-properties style:width="5.9181in" fo:margin-left="-0.0785in" fo:margin-top="0in" fo:margin-bottom="0in" table:align="left" style:writing-mode="lr-tb"/>
    </style:style>
    <style:style style:name="Table21.A" style:family="table-column">
      <style:table-column-properties style:column-width="5.9181in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.0785in" fo:padding-right="0.075in" fo:padding-top="0in" fo:padding-bottom="0in" fo:border="0.5pt solid #00000a"/>
    </style:style>
    <style:style style:name="Table11" style:family="table">
      <style:table-properties style:width="5.9181in" fo:margin-left="-0.0785in" fo:margin-top="0in" fo:margin-bottom="0in" table:align="left" style:writing-mode="lr-tb"/>
    </style:style>
    <style:style style:name="Table11.A" style:family="table-column">
      <style:table-column-properties style:column-width="5.9181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85in" fo:padding-right="0.075in" fo:padding-top="0in" fo:padding-bottom="0in" fo:border="0.5pt solid #00000a"/>
    </style:style>
    <style:style style:name="Table22" style:family="table">
      <style:table-properties style:width="5.9181in" fo:margin-left="-0.0785in" fo:margin-top="0in" fo:margin-bottom="0in" table:align="left" style:writing-mode="lr-tb"/>
    </style:style>
    <style:style style:name="Table22.A" style:family="table-column">
      <style:table-column-properties style:column-width="5.9181in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.0785in" fo:padding-right="0.075in" fo:padding-top="0in" fo:padding-bottom="0in" fo:border="0.5pt solid #00000a"/>
    </style:style>
    <style:style style:name="Table12" style:family="table">
      <style:table-properties style:width="5.9181in" fo:margin-left="-0.0785in" fo:margin-top="0in" fo:margin-bottom="0in" table:align="left" style:writing-mode="lr-tb"/>
    </style:style>
    <style:style style:name="Table12.A" style:family="table-column">
      <style:table-column-properties style:column-width="5.9181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85in" fo:padding-right="0.075in" fo:padding-top="0in" fo:padding-bottom="0in" fo:border="0.5pt solid #00000a"/>
    </style:style>
    <style:style style:name="Table13" style:family="table">
      <style:table-properties style:width="5.9181in" fo:margin-left="-0.0785in" fo:margin-top="0in" fo:margin-bottom="0in" table:align="left" style:writing-mode="lr-tb"/>
    </style:style>
    <style:style style:name="Table13.A" style:family="table-column">
      <style:table-column-properties style:column-width="5.9181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85in" fo:padding-right="0.075in" fo:padding-top="0in" fo:padding-bottom="0in" fo:border="0.5pt solid #00000a"/>
    </style:style>
    <style:style style:name="Table23" style:family="table">
      <style:table-properties style:width="5.9181in" fo:margin-left="-0.0785in" fo:margin-top="0in" fo:margin-bottom="0in" table:align="left" style:writing-mode="lr-tb"/>
    </style:style>
    <style:style style:name="Table23.A" style:family="table-column">
      <style:table-column-properties style:column-width="5.9181in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.0785in" fo:padding-right="0.075in" fo:padding-top="0in" fo:padding-bottom="0in" fo:border="0.5pt solid #00000a"/>
    </style:style>
    <style:style style:name="Table24" style:family="table">
      <style:table-properties style:width="5.9181in" fo:margin-left="-0.0785in" fo:margin-top="0in" fo:margin-bottom="0in" table:align="left" style:writing-mode="lr-tb"/>
    </style:style>
    <style:style style:name="Table24.A" style:family="table-column">
      <style:table-column-properties style:column-width="5.9181in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-left="0.0785in" fo:padding-right="0.075in" fo:padding-top="0in" fo:padding-bottom="0in" fo:border="0.5pt solid #00000a"/>
    </style:style>
    <style:style style:name="Table25" style:family="table">
      <style:table-properties style:width="5.9181in" fo:margin-left="-0.0785in" fo:margin-top="0in" fo:margin-bottom="0in" table:align="left" style:writing-mode="lr-tb"/>
    </style:style>
    <style:style style:name="Table25.A" style:family="table-column">
      <style:table-column-properties style:column-width="5.9181in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.0785in" fo:padding-right="0.075in" fo:padding-top="0in" fo:padding-bottom="0in" fo:border="0.5pt solid #00000a"/>
    </style:style>
    <style:style style:name="Table26" style:family="table">
      <style:table-properties style:width="5.9181in" fo:margin-left="-0.0785in" fo:margin-top="0in" fo:margin-bottom="0in" table:align="left" style:writing-mode="lr-tb"/>
    </style:style>
    <style:style style:name="Table26.A" style:family="table-column">
      <style:table-column-properties style:column-width="5.9181in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-left="0.0785in" fo:padding-right="0.075in" fo:padding-top="0in" fo:padding-bottom="0in" fo:border="0.5pt solid #00000a"/>
    </style:style>
    <style:style style:name="Table27" style:family="table">
      <style:table-properties style:width="5.9181in" fo:margin-left="-0.0785in" fo:margin-top="0in" fo:margin-bottom="0in" table:align="left" style:writing-mode="lr-tb"/>
    </style:style>
    <style:style style:name="Table27.A" style:family="table-column">
      <style:table-column-properties style:column-width="5.9181in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text-properties officeooo:rsid="0006fefb" officeooo:paragraph-rsid="0006fefb"/>
    </style:style>
    <style:style style:name="P2" style:family="paragraph" style:parent-style-name="Standard">
      <style:text-properties officeooo:rsid="0006fefb" officeooo:paragraph-rsid="000ebf2f"/>
    </style:style>
    <style:style style:name="P3" style:family="paragraph" style:parent-style-name="Standard">
      <style:paragraph-properties fo:text-align="end" style:justify-single-word="false"/>
      <style:text-properties officeooo:paragraph-rsid="000ebf2f"/>
    </style:style>
    <style:style style:name="P4" style:family="paragraph" style:parent-style-name="Standard">
      <style:paragraph-properties fo:text-align="center" style:justify-single-word="false"/>
      <style:text-properties officeooo:paragraph-rsid="000ebf2f"/>
    </style:style>
    <style:style style:name="P5" style:family="paragraph" style:parent-style-name="Standard">
      <style:text-properties officeooo:paragraph-rsid="000ebf2f"/>
    </style:style>
    <style:style style:name="P6" style:family="paragraph" style:parent-style-name="Standard">
      <style:text-properties fo:font-weight="bold" officeooo:paragraph-rsid="000ebf2f" style:font-weight-asian="bold"/>
    </style:style>
    <style:style style:name="P7" style:family="paragraph" style:parent-style-name="Standard">
      <style:text-properties officeooo:paragraph-rsid="0019b2a9"/>
    </style:style>
    <style:style style:name="P8" style:family="paragraph" style:parent-style-name="Standard">
      <style:text-properties officeooo:paragraph-rsid="001ed1a5"/>
    </style:style>
    <style:style style:name="P9" style:family="paragraph" style:parent-style-name="Standard">
      <style:text-properties officeooo:rsid="003fe01e" officeooo:paragraph-rsid="003fe01e"/>
    </style:style>
    <style:style style:name="P10" style:family="paragraph" style:parent-style-name="Standard">
      <style:text-properties officeooo:rsid="003fe01e" officeooo:paragraph-rsid="00416cc1"/>
    </style:style>
    <style:style style:name="P11" style:family="paragraph" style:parent-style-name="Standard">
      <style:text-properties officeooo:rsid="003fe01e" officeooo:paragraph-rsid="004745b3"/>
    </style:style>
    <style:style style:name="P12" style:family="paragraph" style:parent-style-name="Standard">
      <style:text-properties officeooo:rsid="003fe01e" officeooo:paragraph-rsid="0057cbbb"/>
    </style:style>
    <style:style style:name="P13" style:family="paragraph" style:parent-style-name="Standard">
      <style:text-properties officeooo:rsid="00416cc1" officeooo:paragraph-rsid="00416cc1"/>
    </style:style>
    <style:style style:name="P14" style:family="paragraph" style:parent-style-name="Standard">
      <style:text-properties officeooo:rsid="00428231" officeooo:paragraph-rsid="00428231"/>
    </style:style>
    <style:style style:name="P15" style:family="paragraph" style:parent-style-name="Standard">
      <style:text-properties officeooo:rsid="00428231" officeooo:paragraph-rsid="004745b3"/>
    </style:style>
    <style:style style:name="P16" style:family="paragraph" style:parent-style-name="Standard">
      <style:text-properties officeooo:rsid="00434e2b" officeooo:paragraph-rsid="00434e2b"/>
    </style:style>
    <style:style style:name="P17" style:family="paragraph" style:parent-style-name="Standard">
      <style:text-properties officeooo:rsid="004745b3" officeooo:paragraph-rsid="004745b3"/>
    </style:style>
    <style:style style:name="P18" style:family="paragraph" style:parent-style-name="Standard">
      <style:text-properties officeooo:rsid="004745b3" officeooo:paragraph-rsid="0057cbbb"/>
    </style:style>
    <style:style style:name="P19" style:family="paragraph" style:parent-style-name="Standard">
      <style:text-properties officeooo:rsid="004a9b06" officeooo:paragraph-rsid="004a9b06"/>
    </style:style>
    <style:style style:name="P20" style:family="paragraph" style:parent-style-name="Standard">
      <style:text-properties officeooo:rsid="004a9b06" officeooo:paragraph-rsid="0057cbbb"/>
    </style:style>
    <style:style style:name="P21" style:family="paragraph" style:parent-style-name="Standard">
      <style:text-properties officeooo:rsid="004e73a7" officeooo:paragraph-rsid="004e73a7"/>
    </style:style>
    <style:style style:name="P22" style:family="paragraph" style:parent-style-name="Standard">
      <style:text-properties officeooo:rsid="0057cbbb" officeooo:paragraph-rsid="0057cbbb"/>
    </style:style>
    <style:style style:name="P23" style:family="paragraph" style:parent-style-name="Standard">
      <style:text-properties officeooo:paragraph-rsid="0057cbbb"/>
    </style:style>
    <style:style style:name="P24" style:family="paragraph" style:parent-style-name="Standard">
      <style:text-properties officeooo:paragraph-rsid="00592bfc"/>
    </style:style>
    <style:style style:name="P25" style:family="paragraph" style:parent-style-name="Standard">
      <style:text-properties officeooo:rsid="00592bfc" officeooo:paragraph-rsid="00592bfc"/>
    </style:style>
    <style:style style:name="P26" style:family="paragraph" style:parent-style-name="Standard">
      <style:text-properties officeooo:rsid="00592bfc" officeooo:paragraph-rsid="005b6ed8"/>
    </style:style>
    <style:style style:name="P27" style:family="paragraph" style:parent-style-name="Standard">
      <style:text-properties officeooo:paragraph-rsid="006ad9d9"/>
    </style:style>
    <style:style style:name="P28" style:family="paragraph" style:parent-style-name="Standard">
      <style:text-properties officeooo:paragraph-rsid="006f56cd"/>
    </style:style>
    <style:style style:name="P29" style:family="paragraph" style:parent-style-name="Standard">
      <style:text-properties officeooo:paragraph-rsid="007c4e58"/>
    </style:style>
    <style:style style:name="P30" style:family="paragraph" style:parent-style-name="Standard">
      <style:text-properties officeooo:paragraph-rsid="007d3165"/>
    </style:style>
    <style:style style:name="P31" style:family="paragraph" style:parent-style-name="Standard">
      <style:paragraph-properties fo:margin-left="0in" fo:margin-right="0in" fo:text-align="center" style:justify-single-word="false" fo:text-indent="0.2811in" style:auto-text-indent="false"/>
      <style:text-properties officeooo:paragraph-rsid="000ebf2f"/>
    </style:style>
    <style:style style:name="P32" style:family="paragraph" style:parent-style-name="Standard">
      <style:paragraph-properties fo:margin-left="0in" fo:margin-right="0in" fo:text-indent="0.2811in" style:auto-text-indent="false"/>
      <style:text-properties officeooo:paragraph-rsid="000ebf2f"/>
    </style:style>
    <style:style style:name="P33" style:family="paragraph" style:parent-style-name="Standard">
      <style:paragraph-properties fo:margin-left="0in" fo:margin-right="0in" fo:text-indent="0.2811in" style:auto-text-indent="false"/>
      <style:text-properties officeooo:rsid="001865c7" officeooo:paragraph-rsid="001865c7"/>
    </style:style>
    <style:style style:name="P34" style:family="paragraph" style:parent-style-name="Standard">
      <style:paragraph-properties fo:margin-left="0in" fo:margin-right="0in" fo:text-indent="0.2811in" style:auto-text-indent="false"/>
      <style:text-properties officeooo:rsid="001865c7" officeooo:paragraph-rsid="0019b2a9"/>
    </style:style>
    <style:style style:name="P35" style:family="paragraph" style:parent-style-name="Standard">
      <style:paragraph-properties fo:margin-left="0in" fo:margin-right="0in" fo:text-indent="0.2811in" style:auto-text-indent="false"/>
      <style:text-properties officeooo:rsid="001865c7" officeooo:paragraph-rsid="001ed1a5"/>
    </style:style>
    <style:style style:name="P36" style:family="paragraph" style:parent-style-name="Standard">
      <style:paragraph-properties fo:margin-left="0in" fo:margin-right="0in" fo:text-indent="0.2811in" style:auto-text-indent="false"/>
      <style:text-properties officeooo:rsid="001865c7" officeooo:paragraph-rsid="003295be"/>
    </style:style>
    <style:style style:name="P37" style:family="paragraph" style:parent-style-name="Standard">
      <style:paragraph-properties fo:margin-left="0in" fo:margin-right="0in" fo:text-indent="0.2811in" style:auto-text-indent="false"/>
      <style:text-properties officeooo:rsid="001865c7" officeooo:paragraph-rsid="003999ed"/>
    </style:style>
    <style:style style:name="P38" style:family="paragraph" style:parent-style-name="Standard">
      <style:paragraph-properties fo:margin-left="0in" fo:margin-right="0in" fo:text-indent="0.2811in" style:auto-text-indent="false"/>
      <style:text-properties officeooo:rsid="001ed1a5" officeooo:paragraph-rsid="001ed1a5"/>
    </style:style>
    <style:style style:name="P39" style:family="paragraph" style:parent-style-name="Standard">
      <style:paragraph-properties fo:margin-left="0in" fo:margin-right="0in" fo:text-indent="0.2811in" style:auto-text-indent="false"/>
      <style:text-properties officeooo:paragraph-rsid="001ed1a5"/>
    </style:style>
    <style:style style:name="P40" style:family="paragraph" style:parent-style-name="Standard">
      <style:paragraph-properties fo:margin-left="0in" fo:margin-right="0in" fo:text-indent="0.2811in" style:auto-text-indent="false"/>
      <style:text-properties officeooo:rsid="002d08d9" officeooo:paragraph-rsid="003df233"/>
    </style:style>
    <style:style style:name="P41" style:family="paragraph" style:parent-style-name="Standard">
      <style:paragraph-properties fo:margin-left="0in" fo:margin-right="0in" fo:text-indent="0.2811in" style:auto-text-indent="false"/>
      <style:text-properties officeooo:paragraph-rsid="003295be"/>
    </style:style>
    <style:style style:name="P42" style:family="paragraph" style:parent-style-name="Standard">
      <style:paragraph-properties fo:margin-left="0in" fo:margin-right="0in" fo:text-indent="0.2811in" style:auto-text-indent="false"/>
      <style:text-properties officeooo:paragraph-rsid="003999ed"/>
    </style:style>
    <style:style style:name="P43" style:family="paragraph" style:parent-style-name="Standard">
      <style:paragraph-properties fo:margin-left="0in" fo:margin-right="0in" fo:text-indent="0.2917in" style:auto-text-indent="false"/>
      <style:text-properties officeooo:paragraph-rsid="000ebf2f"/>
    </style:style>
    <style:style style:name="P44" style:family="paragraph" style:parent-style-name="Heading_20_2">
      <style:text-properties officeooo:paragraph-rsid="000ebf2f"/>
    </style:style>
    <style:style style:name="P45" style:family="paragraph" style:parent-style-name="Standard">
      <style:paragraph-properties fo:margin-left="0in" fo:margin-right="0in" fo:text-indent="0in" style:auto-text-indent="false"/>
      <style:text-properties officeooo:paragraph-rsid="001865c7"/>
    </style:style>
    <style:style style:name="P46" style:family="paragraph" style:parent-style-name="Preformatted_20_Text">
      <style:text-properties fo:color="#000000"/>
    </style:style>
    <style:style style:name="P47" style:family="paragraph" style:parent-style-name="Preformatted_20_Text">
      <style:text-properties fo:color="#000000" style:font-name="DejaVu Sans Mono" fo:font-size="11.3000001907349pt"/>
    </style:style>
    <style:style style:name="P48" style:family="paragraph" style:parent-style-name="Preformatted_20_Text">
      <style:text-properties fo:color="#000000" style:font-name="DejaVu Sans Mono" fo:font-size="11.3000001907349pt" officeooo:paragraph-rsid="0019b2a9"/>
    </style:style>
    <style:style style:name="P49" style:family="paragraph" style:parent-style-name="Preformatted_20_Text">
      <style:text-properties fo:color="#000000" style:font-name="DejaVu Sans Mono" fo:font-size="11.3000001907349pt" officeooo:paragraph-rsid="001ed1a5"/>
    </style:style>
    <style:style style:name="P50" style:family="paragraph" style:parent-style-name="Preformatted_20_Text">
      <style:text-properties fo:color="#000000" style:font-name="DejaVu Sans Mono" fo:font-size="11.3000001907349pt" officeooo:paragraph-rsid="00228436"/>
    </style:style>
    <style:style style:name="P51" style:family="paragraph" style:parent-style-name="Preformatted_20_Text">
      <style:text-properties fo:color="#000000" style:font-name="DejaVu Sans Mono" fo:font-size="11.3000001907349pt" officeooo:rsid="001cb097" officeooo:paragraph-rsid="00346d8e"/>
    </style:style>
    <style:style style:name="P52" style:family="paragraph" style:parent-style-name="Preformatted_20_Text">
      <style:text-properties fo:color="#000000" style:font-name="DejaVu Sans Mono" fo:font-size="11.3000001907349pt" officeooo:paragraph-rsid="003999ed"/>
    </style:style>
    <style:style style:name="P53" style:family="paragraph" style:parent-style-name="Preformatted_20_Text">
      <style:text-properties fo:color="#000000" style:font-name="DejaVu Sans Mono" fo:font-size="11.3000001907349pt" officeooo:rsid="003fe01e" officeooo:paragraph-rsid="003fe01e"/>
    </style:style>
    <style:style style:name="P54" style:family="paragraph" style:parent-style-name="Preformatted_20_Text">
      <style:text-properties fo:color="#000000" style:font-name="DejaVu Sans Mono" fo:font-size="11.3000001907349pt" officeooo:rsid="003fe01e" officeooo:paragraph-rsid="0057cbbb"/>
    </style:style>
    <style:style style:name="P55" style:family="paragraph" style:parent-style-name="Preformatted_20_Text">
      <style:text-properties fo:color="#000000" style:font-name="DejaVu Sans Mono" fo:font-size="11.3000001907349pt" officeooo:rsid="004745b3" officeooo:paragraph-rsid="004745b3"/>
    </style:style>
    <style:style style:name="P56" style:family="paragraph" style:parent-style-name="Preformatted_20_Text">
      <style:text-properties fo:color="#000000" style:font-name="DejaVu Sans Mono" fo:font-size="11.3000001907349pt" officeooo:rsid="005b6ed8" officeooo:paragraph-rsid="005b6ed8"/>
    </style:style>
    <style:style style:name="P57" style:family="paragraph" style:parent-style-name="Preformatted_20_Text">
      <style:text-properties fo:color="#000000" style:font-name="DejaVu Sans Mono" fo:font-size="11.3000001907349pt" officeooo:rsid="00641f83" officeooo:paragraph-rsid="00641f83"/>
    </style:style>
    <style:style style:name="P58" style:family="paragraph" style:parent-style-name="Preformatted_20_Text">
      <style:text-properties fo:color="#000000" style:font-name="DejaVu Sans Mono" fo:font-size="11.3000001907349pt" officeooo:paragraph-rsid="006f56cd"/>
    </style:style>
    <style:style style:name="P59" style:family="paragraph" style:parent-style-name="Preformatted_20_Text">
      <style:text-properties fo:color="#000000" style:font-name="DejaVu Sans Mono" fo:font-size="11.3000001907349pt" officeooo:paragraph-rsid="0074e3a9"/>
    </style:style>
    <style:style style:name="P60" style:family="paragraph" style:parent-style-name="Preformatted_20_Text">
      <style:text-properties fo:color="#000000" officeooo:paragraph-rsid="001ed1a5"/>
    </style:style>
    <style:style style:name="P61" style:family="paragraph" style:parent-style-name="Preformatted_20_Text">
      <style:text-properties fo:color="#808080" style:font-name="DejaVu Sans Mono" fo:font-size="11.3000001907349pt" fo:font-style="italic"/>
    </style:style>
    <style:style style:name="P62" style:family="paragraph" style:parent-style-name="Preformatted_20_Text">
      <style:text-properties officeooo:rsid="00428231" officeooo:paragraph-rsid="0057cbbb"/>
    </style:style>
    <style:style style:name="P63" style:family="paragraph" style:parent-style-name="Preformatted_20_Text">
      <style:text-properties officeooo:paragraph-rsid="005b6ed8"/>
    </style:style>
    <style:style style:name="P64" style:family="paragraph" style:parent-style-name="Preformatted_20_Text">
      <style:text-properties officeooo:rsid="00641f83" officeooo:paragraph-rsid="00641f83"/>
    </style:style>
    <style:style style:name="P65" style:family="paragraph" style:parent-style-name="Preformatted_20_Text">
      <style:text-properties officeooo:paragraph-rsid="00759a21"/>
    </style:style>
    <style:style style:name="P66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11.3000001907349pt"/>
    </style:style>
    <style:style style:name="P67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11.3000001907349pt" officeooo:rsid="001cb097" officeooo:paragraph-rsid="001cb097"/>
    </style:style>
    <style:style style:name="P68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11.3000001907349pt" officeooo:rsid="001cb097" officeooo:paragraph-rsid="001ed1a5"/>
    </style:style>
    <style:style style:name="P69" style:family="paragraph" style:parent-style-name="Standard">
      <style:text-properties officeooo:rsid="00694001" officeooo:paragraph-rsid="006ad9d9"/>
    </style:style>
    <style:style style:name="P70" style:family="paragraph" style:parent-style-name="Standard">
      <style:text-properties officeooo:rsid="00694001" officeooo:paragraph-rsid="0090053e"/>
    </style:style>
    <style:style style:name="P71" style:family="paragraph" style:parent-style-name="Standard">
      <style:text-properties officeooo:rsid="00694001" officeooo:paragraph-rsid="0093b83a"/>
    </style:style>
    <style:style style:name="P72" style:family="paragraph" style:parent-style-name="Standard">
      <style:text-properties officeooo:rsid="00694001" officeooo:paragraph-rsid="009623f0"/>
    </style:style>
    <style:style style:name="P73" style:family="paragraph" style:parent-style-name="Standard">
      <style:text-properties officeooo:rsid="00694001" officeooo:paragraph-rsid="0096e785"/>
    </style:style>
    <style:style style:name="P74" style:family="paragraph" style:parent-style-name="Standard">
      <style:text-properties officeooo:rsid="00694001" officeooo:paragraph-rsid="009b664c"/>
    </style:style>
    <style:style style:name="P75" style:family="paragraph" style:parent-style-name="Standard">
      <style:text-properties officeooo:rsid="007c4e58" officeooo:paragraph-rsid="007c4e58"/>
    </style:style>
    <style:style style:name="P76" style:family="paragraph" style:parent-style-name="Standard">
      <style:text-properties officeooo:paragraph-rsid="000ebf2f"/>
    </style:style>
    <style:style style:name="P77" style:family="paragraph" style:parent-style-name="Standard">
      <style:text-properties officeooo:rsid="008e50f5" officeooo:paragraph-rsid="008e50f5"/>
    </style:style>
    <style:style style:name="P78" style:family="paragraph" style:parent-style-name="Standard">
      <style:text-properties officeooo:rsid="008e50f5" officeooo:paragraph-rsid="009b664c"/>
    </style:style>
    <style:style style:name="P79" style:family="paragraph" style:parent-style-name="Standard">
      <style:text-properties officeooo:paragraph-rsid="0090053e"/>
    </style:style>
    <style:style style:name="P80" style:family="paragraph" style:parent-style-name="Standard">
      <style:text-properties officeooo:rsid="0093b83a" officeooo:paragraph-rsid="0093b83a"/>
    </style:style>
    <style:style style:name="P81" style:family="paragraph" style:parent-style-name="Standard">
      <style:text-properties officeooo:rsid="0093b83a" officeooo:paragraph-rsid="009623f0"/>
    </style:style>
    <style:style style:name="P82" style:family="paragraph" style:parent-style-name="Standard">
      <style:text-properties officeooo:rsid="0093b83a" officeooo:paragraph-rsid="0096e785"/>
    </style:style>
    <style:style style:name="P83" style:family="paragraph" style:parent-style-name="Standard">
      <style:text-properties officeooo:paragraph-rsid="0093b83a"/>
    </style:style>
    <style:style style:name="P84" style:family="paragraph" style:parent-style-name="Standard">
      <style:text-properties officeooo:paragraph-rsid="009623f0"/>
    </style:style>
    <style:style style:name="P85" style:family="paragraph" style:parent-style-name="Standard">
      <style:text-properties officeooo:paragraph-rsid="0096e785"/>
    </style:style>
    <style:style style:name="P86" style:family="paragraph" style:parent-style-name="Standard">
      <style:text-properties officeooo:paragraph-rsid="009b664c"/>
    </style:style>
    <style:style style:name="P87" style:family="paragraph" style:parent-style-name="Preformatted_20_Text">
      <style:text-properties fo:color="#000000" style:font-name="DejaVu Sans Mono" fo:font-size="11.3000001907349pt" officeooo:paragraph-rsid="0090053e"/>
    </style:style>
    <style:style style:name="P88" style:family="paragraph" style:parent-style-name="Preformatted_20_Text">
      <style:text-properties fo:color="#000000" style:font-name="DejaVu Sans Mono" fo:font-size="11.3000001907349pt" officeooo:paragraph-rsid="0093b83a"/>
    </style:style>
    <style:style style:name="P89" style:family="paragraph" style:parent-style-name="Preformatted_20_Text">
      <style:text-properties fo:color="#000000" style:font-name="DejaVu Sans Mono" fo:font-size="11.3000001907349pt" officeooo:paragraph-rsid="009623f0"/>
    </style:style>
    <style:style style:name="P90" style:family="paragraph" style:parent-style-name="Preformatted_20_Text">
      <style:text-properties fo:color="#000000" style:font-name="DejaVu Sans Mono" fo:font-size="11.3000001907349pt" officeooo:paragraph-rsid="009b664c"/>
    </style:style>
    <style:style style:name="P91" style:family="paragraph" style:parent-style-name="Preformatted_20_Text">
      <style:text-properties officeooo:paragraph-rsid="0090053e"/>
    </style:style>
    <style:style style:name="P92" style:family="paragraph" style:parent-style-name="Preformatted_20_Text">
      <style:text-properties fo:color="#808080" style:font-name="DejaVu Sans Mono" fo:font-size="11.3000001907349pt" fo:font-style="italic" officeooo:paragraph-rsid="0090053e"/>
    </style:style>
    <style:style style:name="P93" style:family="paragraph" style:parent-style-name="Preformatted_20_Text">
      <style:text-properties officeooo:paragraph-rsid="0096e785"/>
    </style:style>
    <style:style style:name="P94" style:family="paragraph" style:parent-style-name="Preformatted_20_Text">
      <style:text-properties officeooo:paragraph-rsid="009b664c"/>
    </style:style>
    <style:style style:name="P95" style:family="paragraph" style:parent-style-name="Preformatted_20_Text">
      <style:paragraph-properties fo:margin-top="0in" fo:margin-bottom="0.1965in" loext:contextual-spacing="false"/>
    </style:style>
    <style:style style:name="P96" style:family="paragraph" style:parent-style-name="Preformatted_20_Text">
      <style:text-properties fo:color="#000000"/>
    </style:style>
    <style:style style:name="P97" style:family="paragraph" style:parent-style-name="Heading_20_3">
      <style:text-properties officeooo:paragraph-rsid="0087bef4"/>
    </style:style>
    <style:style style:name="P98" style:family="paragraph">
      <style:paragraph-properties fo:text-align="center"/>
    </style:style>
    <style:style style:name="P99" style:family="paragraph">
      <loext:graphic-properties draw:fill-color="#ff3333"/>
    </style:style>
    <style:style style:name="P100" style:family="paragraph">
      <loext:graphic-properties draw:fill-color="#ff3300"/>
    </style:style>
    <style:style style:name="T1" style:family="text">
      <style:text-properties fo:color="#000080" fo:font-weight="bold"/>
    </style:style>
    <style:style style:name="T2" style:family="text">
      <style:text-properties fo:color="#000080" fo:font-weight="bold" officeooo:rsid="00760e71"/>
    </style:style>
    <style:style style:name="T3" style:family="text">
      <style:text-properties fo:color="#000080" style:font-name="DejaVu Sans Mono" fo:font-size="11.3000001907349pt" fo:font-weight="bold"/>
    </style:style>
    <style:style style:name="T4" style:family="text">
      <style:text-properties fo:color="#660e7a" fo:font-style="italic"/>
    </style:style>
    <style:style style:name="T5" style:family="text">
      <style:text-properties fo:color="#660e7a" style:font-name="DejaVu Sans Mono" fo:font-size="11.3000001907349pt" fo:font-style="italic"/>
    </style:style>
    <style:style style:name="T6" style:family="text">
      <style:text-properties fo:color="#660e7a" style:font-name="DejaVu Sans Mono" fo:font-size="11.3000001907349pt" fo:font-weight="bold"/>
    </style:style>
    <style:style style:name="T7" style:family="text">
      <style:text-properties fo:color="#660e7a" fo:font-weight="bold"/>
    </style:style>
    <style:style style:name="T8" style:family="text">
      <style:text-properties style:font-name="DejaVu Sans Mono" fo:font-size="11.3000001907349pt"/>
    </style:style>
    <style:style style:name="T9" style:family="text">
      <style:text-properties fo:color="#000000" style:font-name="DejaVu Sans Mono" fo:font-size="11.3000001907349pt"/>
    </style:style>
    <style:style style:name="T10" style:family="text">
      <style:text-properties fo:color="#000000" style:font-name="DejaVu Sans Mono" fo:font-size="11.3000001907349pt" officeooo:rsid="003fe01e"/>
    </style:style>
    <style:style style:name="T11" style:family="text">
      <style:text-properties fo:color="#000000" style:font-name="DejaVu Sans Mono" fo:font-size="11.3000001907349pt" officeooo:rsid="005b6ed8"/>
    </style:style>
    <style:style style:name="T12" style:family="text">
      <style:text-properties fo:color="#000000" style:font-name="DejaVu Sans Mono" fo:font-size="11.3000001907349pt" officeooo:rsid="005d30a0"/>
    </style:style>
    <style:style style:name="T13" style:family="text">
      <style:text-properties fo:color="#000000" style:font-name="DejaVu Sans Mono" fo:font-size="11.3000001907349pt" officeooo:rsid="005f44e9"/>
    </style:style>
    <style:style style:name="T14" style:family="text">
      <style:text-properties fo:color="#000000" style:font-name="DejaVu Sans Mono" fo:font-size="11.3000001907349pt" officeooo:rsid="006181e7"/>
    </style:style>
    <style:style style:name="T15" style:family="text">
      <style:text-properties fo:color="#000000" style:font-name="DejaVu Sans Mono" fo:font-size="11.3000001907349pt" officeooo:rsid="00633dd1"/>
    </style:style>
    <style:style style:name="T16" style:family="text">
      <style:text-properties fo:color="#000000" style:font-name="DejaVu Sans Mono" fo:font-size="11.3000001907349pt" officeooo:rsid="00641f83"/>
    </style:style>
    <style:style style:name="T17" style:family="text">
      <style:text-properties fo:color="#000000" style:font-name="DejaVu Sans Mono" fo:font-size="11.3000001907349pt" officeooo:rsid="00653d3b"/>
    </style:style>
    <style:style style:name="T18" style:family="text">
      <style:text-properties fo:color="#000000" style:font-name="DejaVu Sans Mono" fo:font-size="11.3000001907349pt" officeooo:rsid="0066d190"/>
    </style:style>
    <style:style style:name="T19" style:family="text">
      <style:text-properties fo:color="#000000" style:font-name="DejaVu Sans Mono" fo:font-size="11.3000001907349pt" officeooo:rsid="00759a21"/>
    </style:style>
    <style:style style:name="T20" style:family="text">
      <style:text-properties fo:color="#000000" style:font-name="DejaVu Sans Mono" fo:font-size="11.3000001907349pt" officeooo:rsid="00760e71"/>
    </style:style>
    <style:style style:name="T21" style:family="text">
      <style:text-properties fo:color="#000000" style:font-name="DejaVu Sans Mono" fo:font-size="11.3000001907349pt" fo:font-style="italic"/>
    </style:style>
    <style:style style:name="T22" style:family="text">
      <style:text-properties fo:color="#000000" style:font-name="DejaVu Sans Mono" fo:font-size="11.3000001907349pt" fo:font-style="italic" officeooo:rsid="009623f0"/>
    </style:style>
    <style:style style:name="T23" style:family="text">
      <style:text-properties fo:color="#000000" style:font-name="DejaVu Sans Mono" fo:font-size="11.3000001907349pt" officeooo:rsid="009b664c"/>
    </style:style>
    <style:style style:name="T24" style:family="text">
      <style:text-properties fo:color="#000000" style:font-name="DejaVu Sans Mono" fo:font-size="11.3000001907349pt" officeooo:rsid="008e50f5"/>
    </style:style>
    <style:style style:name="T25" style:family="text">
      <style:text-properties officeooo:rsid="001cf086"/>
    </style:style>
    <style:style style:name="T26" style:family="text">
      <style:text-properties officeooo:rsid="00259186"/>
    </style:style>
    <style:style style:name="T27" style:family="text">
      <style:text-properties officeooo:rsid="0028d187"/>
    </style:style>
    <style:style style:name="T28" style:family="text">
      <style:text-properties officeooo:rsid="002b147d"/>
    </style:style>
    <style:style style:name="T29" style:family="text">
      <style:text-properties officeooo:rsid="002fbfa7"/>
    </style:style>
    <style:style style:name="T30" style:family="text">
      <style:text-properties officeooo:rsid="003295be"/>
    </style:style>
    <style:style style:name="T31" style:family="text">
      <style:text-properties officeooo:rsid="003999ed"/>
    </style:style>
    <style:style style:name="T32" style:family="text">
      <style:text-properties officeooo:rsid="003df233"/>
    </style:style>
    <style:style style:name="T33" style:family="text">
      <style:text-properties officeooo:rsid="00428231"/>
    </style:style>
    <style:style style:name="T34" style:family="text">
      <style:text-properties officeooo:rsid="00459799"/>
    </style:style>
    <style:style style:name="T35" style:family="text">
      <style:text-properties officeooo:rsid="0057cbbb"/>
    </style:style>
    <style:style style:name="T36" style:family="text">
      <style:text-properties officeooo:rsid="00592bfc"/>
    </style:style>
    <style:style style:name="T37" style:family="text">
      <style:text-properties officeooo:rsid="00694001"/>
    </style:style>
    <style:style style:name="T38" style:family="text">
      <style:text-properties officeooo:rsid="0070b91e"/>
    </style:style>
    <style:style style:name="T39" style:family="text">
      <style:text-properties officeooo:rsid="0070bb20"/>
    </style:style>
    <style:style style:name="T40" style:family="text">
      <style:text-properties officeooo:rsid="007c4e58"/>
    </style:style>
    <style:style style:name="T41" style:family="text">
      <style:text-properties officeooo:rsid="007d3165"/>
    </style:style>
    <style:style style:name="T42" style:family="text">
      <style:text-properties officeooo:rsid="007e3463"/>
    </style:style>
    <style:style style:name="T43" style:family="text">
      <style:text-properties officeooo:rsid="0082ad66"/>
    </style:style>
    <style:style style:name="T44" style:family="text">
      <style:text-properties officeooo:rsid="0084c27b"/>
    </style:style>
    <style:style style:name="T45" style:family="text">
      <style:text-properties officeooo:rsid="0087bef4"/>
    </style:style>
    <style:style style:name="T46" style:family="text">
      <style:text-properties officeooo:rsid="008a0659"/>
    </style:style>
    <style:style style:name="T47" style:family="text">
      <style:text-properties officeooo:rsid="008e50f5"/>
    </style:style>
    <style:style style:name="T48" style:family="text">
      <style:text-properties officeooo:rsid="00760e71"/>
    </style:style>
    <style:style style:name="T49" style:family="text">
      <style:text-properties officeooo:rsid="0090053e"/>
    </style:style>
    <style:style style:name="T50" style:family="text">
      <style:text-properties fo:color="#808080" style:font-name="DejaVu Sans Mono" fo:font-size="11.3000001907349pt" fo:font-style="italic"/>
    </style:style>
    <style:style style:name="T51" style:family="text">
      <style:text-properties fo:color="#808080" style:font-name="DejaVu Sans Mono" fo:font-size="11.3000001907349pt" fo:font-style="italic" officeooo:rsid="009623f0"/>
    </style:style>
    <style:style style:name="T52" style:family="text">
      <style:text-properties fo:color="#808080" style:font-name="DejaVu Sans Mono" fo:font-size="11.3000001907349pt" fo:font-style="italic" officeooo:rsid="0096a732"/>
    </style:style>
    <style:style style:name="T53" style:family="text">
      <style:text-properties officeooo:rsid="0096a732"/>
    </style:style>
    <style:style style:name="T54" style:family="text">
      <style:text-properties officeooo:rsid="009b664c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17in" draw:visible-area-height="1.9717in"/>
    </style:style>
    <style:style style:name="gr1" style:family="graphic">
      <style:graphic-properties draw:textarea-horizontal-align="justify" draw:textarea-vertical-align="middle" draw:auto-grow-height="false" fo:min-height="0.2965in" fo:min-width="0.6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2965in" fo:min-width="0.7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2965in" fo:min-width="0.7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2965in" fo:min-width="0.7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3333" draw:textarea-horizontal-align="justify" draw:textarea-vertical-align="middle" draw:auto-grow-height="false" fo:min-height="0.2965in" fo:min-width="0.6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3300" draw:textarea-horizontal-align="justify" draw:textarea-vertical-align="middle" draw:auto-grow-height="false" fo:min-height="0.2965in" fo:min-width="0.6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3300" draw:textarea-horizontal-align="justify" draw:textarea-vertical-align="middle" draw:auto-grow-height="false" fo:min-height="0.2965in" fo:min-width="0.7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3300" draw:textarea-horizontal-align="justify" draw:textarea-vertical-align="middle" draw:auto-grow-height="false" fo:min-height="0.2965in" fo:min-width="1.0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ff3300" draw:textarea-horizontal-align="justify" draw:textarea-vertical-align="middle" draw:auto-grow-height="false" fo:min-height="0.2965in" fo:min-width="0.97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ff3300" draw:textarea-horizontal-align="justify" draw:textarea-vertical-align="middle" draw:auto-grow-height="false" fo:min-height="0.2965in" fo:min-width="0.75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sign pattern in action</text:p>
      <text:p text:style-name="P3">切勿要求胜利，只应要求一往无前的勇气。</text:p>
      <text:p text:style-name="P3">因为从坚忍不拔的奋斗中，你将为自己迎来荣誉。</text:p>
      <text:p text:style-name="P5"/>
      <text:h text:style-name="P44" text:outline-level="2">Chapter 1 Introduction</text:h>
      <text:p text:style-name="P5"/>
      <text:h text:style-name="P44" text:outline-level="2">Chapter2 Observer Pattern</text:h>
      <text:p text:style-name="P32">观察者模式的定义如下：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The Observer Pattern</text:p>
            <text:p text:style-name="P5">Defines a one-to-many dependency between objects so that when one object changes state,all of its depentends are notified and updated automatically.</text:p>
          </table:table-cell>
        </table:table-row>
      </table:table>
      <text:p text:style-name="P32">其实就是发行者-订阅者模式。发行方一旦有新的内容，就能马上更新到订阅者那里。这个更新动作被抽象出来，放到一个接口中。这样，发行者、订阅者就能解耦了。类图如下：</text:p>
      <text:p text:style-name="P4"><draw:frame draw:style-name="fr1" draw:name="1" text:anchor-type="as-char" svg:width="4.1217in" svg:height="2.5909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4">图2-1</text:p>
      <text:p text:style-name="P5"/>
      <text:p text:style-name="P5"/>
      <text:p text:style-name="P5"/>
      <text:p text:style-name="P5"/>
      <text:h text:style-name="P44" text:outline-level="2">Chapter3 Decorator Pattern</text:h>
      <text:p text:style-name="P32">装饰模式定义如下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The Decorator pattern</text:p>
            <text:p text:style-name="P5">Attaches additional responsibilities to an object dynamically.Decorators provides a flexible altinative to subclassing for extending functionality.</text:p>
          </table:table-cell>
        </table:table-row>
      </table:table>
      <text:p text:style-name="P32"><text:s text:c="4"/>Class diagram如下图所示。我们可以看到，通过Decorator，我们不断地在原有的类上添加新的方法或者特性。</text:p>
      <text:p text:style-name="P31"><text:soft-page-break/><draw:frame draw:style-name="fr1" draw:name="Object1" text:anchor-type="as-char" svg:width="4.2693in" svg:height="4.052in" draw:z-index="1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<text:p text:style-name="P31">图3-1</text:p>
      <text:p text:style-name="P32"/>
      <text:p text:style-name="P32"/>
      <text:h text:style-name="P44" text:outline-level="2">Chapter4 Factory Pattern</text:h>
      <text:p text:style-name="P5"><text:s text:c="4"/>工厂模式定义如下：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">The Factory Method Pattern</text:p>
            <text:p text:style-name="P5">Defines an interface for creating an object ,but lets subclasses decide which class to instantiate.Factory Methods lets a class defer instantiation to subclasses.</text:p>
          </table:table-cell>
        </table:table-row>
      </table:table>
      <text:p text:style-name="P5"/>
      <text:p text:style-name="P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>The abstract Factory Pattern</text:p>
            <text:p text:style-name="P5">Provides an interface for creating families of related or dependent objects without specifying their contrete classes.</text:p>
          </table:table-cell>
        </table:table-row>
      </table:table>
      <text:p text:style-name="P5"/>
      <text:p text:style-name="P5"/>
      <text:h text:style-name="P44" text:outline-level="2">Chapter5 Singleton Pattern </text:h>
      <text:p text:style-name="P32">单例模式定义如下：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">The Singleton Pattern </text:p>
            <text:p text:style-name="P5">Ensures a class has only one instance,and provides a global point of access to it.</text:p>
          </table:table-cell>
        </table:table-row>
      </table:table>
      <text:p text:style-name="P32">类图如下：</text:p>
      <text:p text:style-name="P32"><draw:frame draw:style-name="fr1" draw:name="Object2" text:anchor-type="as-char" svg:width="1.8437in" svg:height="0.661in" draw:z-index="2"><draw:object-ole xlink:href="./Object 3" xlink:type="simple" xlink:show="embed" xlink:actuate="onLoad"/><draw:image xlink:href="./ObjectReplacements/Object 3" xlink:type="simple" xlink:show="embed" xlink:actuate="onLoad"/><svg:desc>OLE-object</svg:desc></draw:frame></text:p>
      <text:p text:style-name="P32"/>
      <text:p text:style-name="P32"><text:soft-page-break/></text:p>
      <text:p text:style-name="P32"/>
      <text:p text:style-name="P33">类图已经很清楚地说明了Singleton这个设计模式的意思了。用实际代码展示就是：</text:p>
      <text:p text:style-name="P45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48"><text:span text:style-name="T1">private static </text:span>Singleton <text:span text:style-name="T4">mySingleton</text:span>;</text:p>
            <text:p text:style-name="P7"/>
            <text:p text:style-name="P48"><text:span text:style-name="T1">public static </text:span>Singleton get<text:span text:style-name="T28">Instance</text:span>(){</text:p>
            <text:p text:style-name="P46"><text:s text:c="4"/><text:span text:style-name="T3">if</text:span><text:span text:style-name="T8">(</text:span><text:span text:style-name="T5">mySingleton </text:span><text:span text:style-name="T8">== </text:span><text:span text:style-name="T3">null</text:span><text:span text:style-name="T8">){</text:span></text:p>
            <text:p text:style-name="P46"><text:s text:c="8"/><text:span text:style-name="T5">mySingleton </text:span><text:span text:style-name="T8">= </text:span><text:span text:style-name="T3">new </text:span><text:span text:style-name="T8">Singleton();</text:span></text:p>
            <text:p text:style-name="P46"><text:s text:c="4"/><text:span text:style-name="T8">}</text:span></text:p>
            <text:p text:style-name="P46"><text:s text:c="4"/><text:span text:style-name="T3">return </text:span><text:span text:style-name="T5">mySingleton</text:span><text:span text:style-name="T8">;</text:span></text:p>
            <text:p text:style-name="P67">}</text:p>
          </table:table-cell>
        </table:table-row>
      </table:table>
      <text:p text:style-name="P34">代码<text:span text:style-name="T25">1 Singleton设计模式 v1.0</text:span></text:p>
      <text:p text:style-name="P33"/>
      <text:p text:style-name="P38">v1.0存在的问题是，在多线程模式下会有问题。多个线程同时调用getInstance()方法的时候，会导致mySingleton被多次实例化的，导致Singleton模式失败。</text:p>
      <text:p text:style-name="P38">如何验证这个现象呢<text:span text:style-name="T27">，我们通过ThreadTest.java就能验证。</text:span></text:p>
      <text:p text:style-name="P38"/>
      <text:p text:style-name="P38">解决方案1：</text:p>
      <text:p text:style-name="P38"/>
      <text:p text:style-name="P39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49"><text:span text:style-name="T1">private static </text:span>Singleton <text:span text:style-name="T4">mySingleton</text:span>;</text:p>
            <text:p text:style-name="P8"/>
            <text:p text:style-name="P50"><text:span text:style-name="T1">public static synchronized </text:span>Singleton get<text:span text:style-name="T28">Instance</text:span>(){</text:p>
            <text:p text:style-name="P60"><text:s text:c="4"/><text:span text:style-name="T3">if</text:span><text:span text:style-name="T8">(</text:span><text:span text:style-name="T5">mySingleton </text:span><text:span text:style-name="T8">== </text:span><text:span text:style-name="T3">null</text:span><text:span text:style-name="T8">){</text:span></text:p>
            <text:p text:style-name="P60"><text:s text:c="8"/><text:span text:style-name="T5">mySingleton </text:span><text:span text:style-name="T8">= </text:span><text:span text:style-name="T3">new </text:span><text:span text:style-name="T8">Singleton();</text:span></text:p>
            <text:p text:style-name="P60"><text:s text:c="4"/><text:span text:style-name="T8">}</text:span></text:p>
            <text:p text:style-name="P60"><text:s text:c="4"/><text:span text:style-name="T3">return </text:span><text:span text:style-name="T5">mySingleton</text:span><text:span text:style-name="T8">;</text:span></text:p>
            <text:p text:style-name="P68">}</text:p>
          </table:table-cell>
        </table:table-row>
      </table:table>
      <text:p text:style-name="P35">代码<text:span text:style-name="T26">2 Singleton设计模式 v1.1</text:span></text:p>
      <text:p text:style-name="P35"/>
      <text:p text:style-name="P32">v<text:span text:style-name="T28">1.1通过给getInstance()加上synchronized关键字，防止并发线程同时调用getInstance()方法，规避了以上的问题。</text:span></text:p>
      <text:p text:style-name="P40">v1.1的问题是效率比较低。为啥效率低呢<text:span text:style-name="T32">？因为我们看到getInstance()方法被加上synchronized关键字后，每次获取实例都加上了synchronized关键字，这样其实是不合理的。因为需要new Singleton对象的场景非常少。</text:span></text:p>
      <text:p text:style-name="P40">后续针对效率低的问题<text:span text:style-name="T29">，提出了2个解决方案：</text:span></text:p>
      <text:p text:style-name="P41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51"><text:span text:style-name="T1">private static </text:span>ChocolateBoiler <text:span text:style-name="T4">chocolateBoiler </text:span>= </text:p>
            <text:p text:style-name="P51"><text:span text:style-name="T1"><text:s text:c="6"/>new </text:span>ChocolateBoiler();</text:p>
            <text:p text:style-name="P51"/>
            <text:p text:style-name="P47"><text:span text:style-name="T1">public static synchronized </text:span>ChocolateBoiler getInstance(){</text:p>
            <text:p text:style-name="P46"><text:s text:c="4"/><text:span text:style-name="T3">return </text:span><text:span text:style-name="T5">chocolateBoiler</text:span><text:span text:style-name="T8">;</text:span></text:p>
            <text:p text:style-name="P66">}</text:p>
          </table:table-cell>
        </table:table-row>
      </table:table>
      <text:p text:style-name="P36">代码<text:span text:style-name="T30">3 Singleton设计模式 v1.2 解决方案1</text:span></text:p>
      <text:p text:style-name="P32"/>
      <text:p text:style-name="P42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52"><text:span text:style-name="T1">private volatile static </text:span>ChocolateBoiler <text:span text:style-name="T4">chocolateBoiler</text:span>;</text:p>
            <text:p text:style-name="P61"><text:soft-page-break/>// static getInstance()</text:p>
            <text:p text:style-name="P47"><text:span text:style-name="T1">public static <text:s/></text:span>ChocolateBoiler getInstance(){</text:p>
            <text:p text:style-name="P46"><text:s text:c="4"/><text:span text:style-name="T3">if</text:span><text:span text:style-name="T8">(</text:span><text:span text:style-name="T5">chocolateBoiler </text:span><text:span text:style-name="T8">== </text:span><text:span text:style-name="T3">null</text:span><text:span text:style-name="T8">){</text:span></text:p>
            <text:p text:style-name="P46"><text:s text:c="8"/><text:span text:style-name="T3">synchronized </text:span><text:span text:style-name="T8">(ChocolateBoiler.</text:span><text:span text:style-name="T3">class</text:span><text:span text:style-name="T8">){</text:span></text:p>
            <text:p text:style-name="P46"><text:s text:c="12"/><text:span text:style-name="T3">if</text:span><text:span text:style-name="T8">(</text:span><text:span text:style-name="T5">chocolateBoiler </text:span><text:span text:style-name="T8">== </text:span><text:span text:style-name="T3">null</text:span><text:span text:style-name="T8">){</text:span></text:p>
            <text:p text:style-name="P46"><text:s text:c="16"/><text:span text:style-name="T5">chocolateBoiler </text:span><text:span text:style-name="T8">= </text:span><text:span text:style-name="T3">new </text:span><text:span text:style-name="T8">ChocolateBoiler();</text:span></text:p>
            <text:p text:style-name="P46"><text:s text:c="12"/><text:span text:style-name="T8">}</text:span></text:p>
            <text:p text:style-name="P46"><text:s text:c="8"/><text:span text:style-name="T8">}</text:span></text:p>
            <text:p text:style-name="P46"><text:s text:c="4"/><text:span text:style-name="T8">}</text:span></text:p>
            <text:p text:style-name="P46"><text:s text:c="4"/><text:span text:style-name="T3">return </text:span><text:span text:style-name="T5">chocolateBoiler</text:span><text:span text:style-name="T8">;</text:span></text:p>
            <text:p text:style-name="P66">}</text:p>
          </table:table-cell>
        </table:table-row>
      </table:table>
      <text:p text:style-name="P37">代码<text:span text:style-name="T31">4 Singleton设计模式 v1.3 解决方案2</text:span></text:p>
      <text:p text:style-name="P32"/>
      <text:p text:style-name="P32"/>
      <text:h text:style-name="P44" text:outline-level="2">Chapter6 Command Pattern</text:h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6">The Command Pattern</text:p>
            <text:p text:style-name="P5">Encapsulates a request as an object, thereby letting you parameterize other objects with different requests,queue or log requests, and support undoable operations.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h text:style-name="P44" text:outline-level="2">Chapter7 Adpter Pattern</text:h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6">The Adapter Pattern</text:p>
            <text:p text:style-name="P5">Converts the interface of a class into another interface the clients expect.Adapter lets classes work together that couldn’t otherwise because of incompatible interface.</text:p>
          </table:table-cell>
        </table:table-row>
      </table:table>
      <text:p text:style-name="P5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6">The Façade Pattern</text:p>
            <text:p text:style-name="P5">Provide a unified interface to a set of interfaces in a subsystem.Facede defines a higher-level interface that makes the subsystem easier to use.</text:p>
          </table:table-cell>
        </table:table-row>
      </table:table>
      <text:p text:style-name="P5"/>
      <text:p text:style-name="P5"/>
      <text:h text:style-name="P44" text:outline-level="2">Chapter8 Template Method Pattern</text:h>
      <text:p text:style-name="P5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6">The Template Method Pattern</text:p>
            <text:p text:style-name="P5">Defines the skeleton of an algorithm in a method ,deffering some steps to subclasses.Template Method lets subclasses fedefine certain steps of an algorithm without changing the algorithm’s structure.</text:p>
          </table:table-cell>
        </table:table-row>
      </table:table>
      <text:p text:style-name="P5"><text:soft-page-break/></text:p>
      <text:p text:style-name="P5"/>
      <text:p text:style-name="P43">有一个父类，这个父类中部分方法是定义在父类中，另外一部分是抽象类。需要在子类中定义。</text:p>
      <text:p text:style-name="P43">一个典型的应用场景是Comparable，那些需要通过Arrays.sort()进行排序的类必集成Comparable类。排序的时候会调用Comparable类，其中CompareTo()方法需要在Comparable子类中定义。</text:p>
      <text:p text:style-name="P5"/>
      <text:p text:style-name="P5"/>
      <text:p text:style-name="P9">例子1</text:p>
      <text:p text:style-name="P9">Tea and Coffee</text:p>
      <text:p text:style-name="P9"/>
      <text:p text:style-name="P10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3">父类<text:span text:style-name="T33">：</text:span></text:p>
            <text:p text:style-name="P14">Coffeine.java</text:p>
            <text:p text:style-name="P13"/>
            <text:p text:style-name="P13"/>
            <text:p text:style-name="P13">子类<text:span text:style-name="T33">：</text:span></text:p>
            <text:p text:style-name="P13">Tea.java</text:p>
            <text:p text:style-name="P13">Coffee.java</text:p>
            <text:p text:style-name="P14"/>
            <text:p text:style-name="P16">抽象方法放在父类中，特色的方法定义在子类中</text:p>
          </table:table-cell>
        </table:table-row>
      </table:table>
      <text:p text:style-name="P10"/>
      <text:p text:style-name="P9">例子<text:span text:style-name="T34">2 CompareTo方法</text:span></text:p>
      <text:p text:style-name="P11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7">Duck.java</text:p>
            <text:p text:style-name="P55">DuckSortDrive.java</text:p>
            <text:p text:style-name="P15"/>
            <text:p text:style-name="P19">Duck.java实现了Comarable接口，实现了compareTo()方法</text:p>
            <text:p text:style-name="P21">Comparable接口中只是声明了compareTo()的抽象方法。</text:p>
            <text:p text:style-name="P19">具体的比较逻辑定义在Duck.java类中。</text:p>
            <text:p text:style-name="P19"/>
          </table:table-cell>
        </table:table-row>
      </table:table>
      <text:p text:style-name="P11"/>
      <text:p text:style-name="P9"/>
      <text:p text:style-name="P22">例子3 </text:p>
      <text:p text:style-name="P53"/>
      <text:p text:style-name="P12"/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18"><text:span text:style-name="T10">MyFrame</text:span>.java</text:p>
            <text:p text:style-name="P62"/>
            <text:p text:style-name="P54">MyFrame.<text:span text:style-name="T35">java继承了JFrame，重载了paint方法。</text:span></text:p>
            <text:p text:style-name="P20"/>
          </table:table-cell>
        </table:table-row>
      </table:table>
      <text:p text:style-name="P23"/>
      <text:p text:style-name="P5"/>
      <text:h text:style-name="P44" text:outline-level="2">Chapter9 The Iterator and Composite Patterns</text:h>
      <text:h text:style-name="Heading_20_3" text:outline-level="3">Iterator</text:h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6">The Iterator Pattern</text:p>
            <text:p text:style-name="P5">Provides a way to access the elements of an aggregate object sequentially without exposing its underlying representation.</text:p>
          </table:table-cell>
        </table:table-row>
      </table:table>
      <text:p text:style-name="P5"><text:soft-page-break/></text:p>
      <text:p text:style-name="P24"><text:s text:c="7"/>我们来总结一下<text:span text:style-name="T36">Iterator这个设计模式：有一个集合，我们通过Iterator的形式，将遍历这个集合的动作抽象出来。</text:span></text:p>
      <text:p text:style-name="P25"><text:s text:c="7"/>这样做有什么好处呢？我们遍历这个集合对象的时候，不用考虑这个对象的内部实现，即便集合对象的内部实现有了变化，遍历的动作也无须改变。</text:p>
      <text:p text:style-name="P25"><text:s text:c="7"/>示例代码如下：</text:p>
      <text:p text:style-name="P26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63"><text:span text:style-name="T9">MenuItem.</text:span><text:span text:style-name="T11">java</text:span></text:p>
            <text:p text:style-name="P56">DinerMenu.java</text:p>
            <text:p text:style-name="P56">PancakeHouseMenu.java</text:p>
            <text:p text:style-name="P63"><text:span text:style-name="T11">DinerMenuIterator.</text:span><text:span text:style-name="T14">java</text:span></text:p>
            <text:p text:style-name="P63"><text:span text:style-name="T11">PancakeHouseMenuIterator.</text:span><text:span text:style-name="T12">j</text:span><text:span text:style-name="T13">a</text:span><text:span text:style-name="T12">va</text:span></text:p>
            <text:p text:style-name="P63"><text:span text:style-name="T12">Waitress.</text:span><text:span text:style-name="T15">java <text:s text:c="2"/></text:span></text:p>
            <text:p text:style-name="P63"><text:span text:style-name="T15">Iterator.</text:span><text:span text:style-name="T16">java <text:s text:c="2"/>// inter</text:span><text:span text:style-name="T17">f</text:span><text:span text:style-name="T16">ace</text:span></text:p>
            <text:p text:style-name="P57">Menu.java <text:s text:c="6"/>// interface</text:p>
            <text:p text:style-name="P64"><text:span text:style-name="T9">MenuTestDrive.</text:span><text:span text:style-name="T18">java // 测试程序入口</text:span></text:p>
          </table:table-cell>
        </table:table-row>
      </table:table>
      <text:p text:style-name="P26"/>
      <text:p text:style-name="P25"/>
      <text:h text:style-name="Heading_20_3" text:outline-level="3">Composite</text:h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6">The Composite Pattern</text:p>
            <text:p text:style-name="P5">Allows you to compose objects into tree structures to represent part-whole hierarchies.Composite lets clients treat individual objects and compositions of objects uniformly.</text:p>
          </table:table-cell>
        </table:table-row>
      </table:table>
      <text:p text:style-name="P5"><text:s text:c="7"/>怎么解释<text:span text:style-name="T37">composite pattern呢？例子还是之前的menu，之前我们在menu中只能有menuitem，如下图所示：</text:span></text:p>
      <text:p text:style-name="P5"><draw:custom-shape text:anchor-type="paragraph" draw:z-index="3" draw:name="Shape1" draw:style-name="gr1" svg:width="0.6732in" svg:height="0.3287in" svg:x="1.1146in" svg:y="0.1909in"><text:p>Menu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><draw:line text:anchor-type="paragraph" draw:z-index="7" draw:name="Shape2" draw:style-name="gr5" draw:text-style-name="P98" svg:x1="1.4433in" svg:y1="0.1362in" svg:x2="0.6417in" svg:y2="0.639in"><text:p/></draw:line><draw:line text:anchor-type="paragraph" draw:z-index="8" draw:name="Shape3" draw:style-name="gr5" draw:text-style-name="P98" svg:x1="1.5154in" svg:y1="0.1362in" svg:x2="1.7161in" svg:y2="0.6378in"><text:p/></draw:line><draw:line text:anchor-type="paragraph" draw:z-index="9" draw:name="Shape4" draw:style-name="gr5" draw:text-style-name="P98" svg:x1="1.6354in" svg:y1="0.1362in" svg:x2="2.6772in" svg:y2="0.6209in"><text:p/></draw:line></text:p>
      <text:p text:style-name="P5"/>
      <text:p text:style-name="P5"/>
      <text:p text:style-name="P5"><draw:custom-shape text:anchor-type="paragraph" draw:z-index="4" draw:name="Shape1" draw:style-name="gr2" svg:width="0.7705in" svg:height="0.3287in" svg:x="0.2008in" svg:y="0.0638in"><text:p>MenuIte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" draw:style-name="gr3" svg:width="0.826in" svg:height="0.3287in" svg:x="1.2189in" svg:y="0.0626in"><text:p>MenuIte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" draw:style-name="gr4" svg:width="0.8016in" svg:height="0.3287in" svg:x="2.4283in" svg:y="0.0457in"><text:p>MenuIte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27"><text:s text:c="4"/>现在我们要把<text:span text:style-name="T37">Menu也作为tree hiarachy中的一个node，如下图：</text:span></text:p>
      <text:p text:style-name="P27"/>
      <text:p text:style-name="P27"><draw:custom-shape text:anchor-type="paragraph" draw:z-index="10" draw:name="Shape1" draw:style-name="gr1" svg:width="0.6732in" svg:height="0.3287in" svg:x="1.1146in" svg:y="0.1909in"><text:p>Menu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7"/>
      <text:p text:style-name="P27"><draw:line text:anchor-type="paragraph" draw:z-index="13" draw:name="Shape2" draw:style-name="gr5" draw:text-style-name="P98" svg:x1="1.4433in" svg:y1="0.1362in" svg:x2="0.6417in" svg:y2="0.639in"><text:p/></draw:line><draw:line text:anchor-type="paragraph" draw:z-index="14" draw:name="Shape3" draw:style-name="gr5" draw:text-style-name="P98" svg:x1="1.5154in" svg:y1="0.1362in" svg:x2="1.7161in" svg:y2="0.6378in"><text:p/></draw:line><draw:line text:anchor-type="paragraph" draw:z-index="15" draw:name="Shape4" draw:style-name="gr5" draw:text-style-name="P98" svg:x1="1.6354in" svg:y1="0.1362in" svg:x2="2.6772in" svg:y2="0.6209in"><text:p/></draw:line></text:p>
      <text:p text:style-name="P27"/>
      <text:p text:style-name="P27"/>
      <text:p text:style-name="P27"><draw:custom-shape text:anchor-type="paragraph" draw:z-index="11" draw:name="Shape1" draw:style-name="gr2" svg:width="0.7705in" svg:height="0.3287in" svg:x="0.2008in" svg:y="0.0638in"><text:p>MenuIte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Shape1" draw:style-name="gr3" svg:width="0.826in" svg:height="0.3287in" svg:x="1.2189in" svg:y="0.0626in"><text:p>MenuIte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2" draw:name="Shape1" draw:style-name="gr6" draw:text-style-name="P99" svg:width="0.6732in" svg:height="0.3287in" svg:x="2.3807in" svg:y="0.0457in"><text:p>Menu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7"><draw:line text:anchor-type="paragraph" draw:z-index="21" draw:name="Shape4" draw:style-name="gr5" draw:text-style-name="P98" svg:x1="2.7091in" svg:y1="0.1827in" svg:x2="3.8228in" svg:y2="0.7217in"><text:p/></draw:line><draw:line text:anchor-type="paragraph" draw:z-index="20" draw:name="Shape3" draw:style-name="gr5" draw:text-style-name="P98" svg:x1="2.7091in" svg:y1="0.1827in" svg:x2="2.7736in" svg:y2="0.7217in"><text:p/></draw:line><draw:line text:anchor-type="paragraph" draw:z-index="19" draw:name="Shape2" draw:style-name="gr5" draw:text-style-name="P98" svg:x1="2.7091in" svg:y1="0.1827in" svg:x2="1.4992in" svg:y2="0.7661in"><text:p/></draw:line></text:p>
      <text:p text:style-name="P27"/>
      <text:p text:style-name="P27"/>
      <text:p text:style-name="P27"><draw:custom-shape text:anchor-type="paragraph" draw:z-index="17" draw:name="Shape1" draw:style-name="gr3" svg:width="0.826in" svg:height="0.3287in" svg:x="2.3165in" svg:y="0.1909in"><text:p>MenuIte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Shape1" draw:style-name="gr2" svg:width="0.7705in" svg:height="0.3287in" svg:x="1.122in" svg:y="0.1909in"><text:p>MenuIte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7"><draw:custom-shape text:anchor-type="paragraph" draw:z-index="18" draw:name="Shape1" draw:style-name="gr4" svg:width="0.8016in" svg:height="0.3287in" svg:x="3.3819in" svg:y="0.0028in"><text:p>MenuIte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7"/>
      <text:p text:style-name="P27"/>
      <text:p text:style-name="P27"><text:s text:c="3"/>说白了<text:span text:style-name="T40">，就是能够将Menu和MenuItem融合起来，无差别地进行访问(当然细微的差别还是有的)。</text:span></text:p>
      <text:p text:style-name="P27"><text:soft-page-break/><text:s text:c="3"/>类比一下<text:span text:style-name="T43">，就是Menu相当于Windows中的目录(dir)，MenuItem相当于文件(file)，之前我们只有一层目录，现在我们可以通过Composite，实现目录嵌套。</text:span></text:p>
      <text:p text:style-name="P69"><text:s text:c="4"/>怎么实现呢？实现代码汇总：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28"/>
            <text:p text:style-name="P58">MenuComponent.<text:span text:style-name="T38">java <text:s/>// 抽象类 <text:s/></text:span></text:p>
            <text:p text:style-name="P59">MenuNode.<text:span text:style-name="T39">java // menu节点 是MenuComponent的子类</text:span></text:p>
            <text:p text:style-name="P59">MenuItem.<text:span text:style-name="T39">java // menu中每个具体的菜单项 是MenuComponent的子类</text:span></text:p>
            <text:p text:style-name="P65"><text:span text:style-name="T9">WaitressNew.</text:span><text:span text:style-name="T19">java <text:s/>// 打印MenuComponent组成的tree hierachy</text:span></text:p>
            <text:p text:style-name="P65"><text:span text:style-name="T19">MenuTestDriveNew</text:span><text:span text:style-name="T20">.java // 新的驱动类</text:span></text:p>
          </table:table-cell>
        </table:table-row>
      </table:table>
      <text:p text:style-name="P28"><text:s text:c="3"/></text:p>
      <text:p text:style-name="P5"><text:s text:c="4"/>看看代码当然是看不出什么意思来的<text:span text:style-name="T44">，还是总结一下吧。</text:span></text:p>
      <text:p text:style-name="P29"><text:s text:c="4"/>无差别地访问<text:span text:style-name="T40">Menu和MenuItem？</text:span></text:p>
      <text:p text:style-name="P75"><text:s text:c="4"/>听起来是不是有点熟悉？对了，之前我们通过Iterator实现对象遍历的时候也是这个意思：</text:p>
      <text:p text:style-name="P29"><text:s text:c="4"/>无差别地访问集合对象<text:span text:style-name="T40">，无论集合对象是什么。</text:span></text:p>
      <text:p text:style-name="P29"><text:s text:c="4"/><text:span text:style-name="T40">Composite和Iterator其实有异曲同工之妙，都是不管你集合或者tree hierachy中的对象是什么，都能无差别地访问。</text:span></text:p>
      <text:p text:style-name="P29"><text:s text:c="4"/>之前<text:span text:style-name="T40">Iterator的实现方式是，集合对象实现Iterator接口(hasNex() and next())</text:span></text:p>
      <text:p text:style-name="P29"><text:s text:c="4"/><text:span text:style-name="T40">Composite的实现方式是，tree hierachy中的node只要继承了MenuComponent抽象类(add()/remove()/getChild()/print()等方法)，就能无缝集成到我们tree hierachy体系中，进行访问。</text:span></text:p>
      <text:p text:style-name="P5"/>
      <text:p text:style-name="P5">我们的例子<text:span text:style-name="T41">：</text:span></text:p>
      <text:p text:style-name="P5"/>
      <text:p text:style-name="P30"><draw:custom-shape text:anchor-type="paragraph" draw:z-index="23" draw:name="Shape1" draw:style-name="gr7" draw:text-style-name="P100" svg:width="0.6732in" svg:height="0.3287in" svg:x="1.1146in" svg:y="0.1909in"><text:p>allMenu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0"/>
      <text:p text:style-name="P30"><draw:line text:anchor-type="paragraph" draw:z-index="26" draw:name="Shape2" draw:style-name="gr5" draw:text-style-name="P98" svg:x1="1.4433in" svg:y1="0.1362in" svg:x2="0.6417in" svg:y2="0.639in"><text:p/></draw:line><draw:line text:anchor-type="paragraph" draw:z-index="27" draw:name="Shape3" draw:style-name="gr5" draw:text-style-name="P98" svg:x1="1.5154in" svg:y1="0.1362in" svg:x2="1.7161in" svg:y2="0.6378in"><text:p/></draw:line><draw:line text:anchor-type="paragraph" draw:z-index="28" draw:name="Shape4" draw:style-name="gr5" draw:text-style-name="P98" svg:x1="1.6354in" svg:y1="0.1362in" svg:x2="4.1118in" svg:y2="0.6209in"><text:p/></draw:line></text:p>
      <text:p text:style-name="P30"/>
      <text:p text:style-name="P30"/>
      <text:p text:style-name="P30"><draw:custom-shape text:anchor-type="paragraph" draw:z-index="24" draw:name="Shape1" draw:style-name="gr8" draw:text-style-name="P100" svg:width="0.7705in" svg:height="0.3287in" svg:x="0.2008in" svg:y="0.0638in"><text:p>cafeMenu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5" draw:name="Shape1" draw:style-name="gr9" draw:text-style-name="P100" svg:width="1.074in" svg:height="0.3287in" svg:x="1.2138in" svg:y="0.0638in"><text:p>pancakeMenu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5" draw:name="Shape1" draw:style-name="gr10" draw:text-style-name="P100" svg:width="1.0024in" svg:height="0.3287in" svg:x="3.5618in" svg:y="0.0457in"><text:p>dinerMenu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0"><draw:line text:anchor-type="paragraph" draw:z-index="32" draw:name="Shape2" draw:style-name="gr5" draw:text-style-name="P98" svg:x1="3.8906in" svg:y1="0.1827in" svg:x2="2.6807in" svg:y2="0.7661in"><text:p/></draw:line><draw:line text:anchor-type="paragraph" draw:z-index="33" draw:name="Shape3" draw:style-name="gr5" draw:text-style-name="P98" svg:x1="3.8902in" svg:y1="0.1827in" svg:x2="3.9992in" svg:y2="0.761in"><text:p/></draw:line><draw:line text:anchor-type="paragraph" draw:z-index="34" draw:name="Shape4" draw:style-name="gr5" draw:text-style-name="P98" svg:x1="3.8902in" svg:y1="0.1827in" svg:x2="5.0567in" svg:y2="0.7571in"><text:p/></draw:line><draw:line text:anchor-type="paragraph" draw:z-index="37" draw:name="Shape4" draw:style-name="gr5" draw:text-style-name="P98" svg:x1="3.8902in" svg:y1="0.1827in" svg:x2="6.2138in" svg:y2="0.761in"><text:p/></draw:line></text:p>
      <text:p text:style-name="P30"><draw:line text:anchor-type="paragraph" draw:z-index="40" draw:name="Shape3" draw:style-name="gr5" draw:text-style-name="P98" svg:x1="0.5571in" svg:y1="0.0091in" svg:x2="0.4016in" svg:y2="0.5736in"><text:p/></draw:line><draw:line text:anchor-type="paragraph" draw:z-index="41" draw:name="Shape3" draw:style-name="gr5" draw:text-style-name="P98" svg:x1="1.7516in" svg:y1="0.0091in" svg:x2="1.5472in" svg:y2="0.5728in"><text:p/></draw:line></text:p>
      <text:p text:style-name="P30"/>
      <text:p text:style-name="P30"><draw:custom-shape text:anchor-type="paragraph" draw:z-index="29" draw:name="Shape1" draw:style-name="gr2" svg:width="0.7705in" svg:height="0.3287in" svg:x="2.3035in" svg:y="0.1909in"><text:p>MenuItem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0" draw:name="Shape1" draw:style-name="gr3" svg:width="0.826in" svg:height="0.3287in" svg:x="3.498in" svg:y="0.1909in"><text:p>MenuItem2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1" draw:name="Shape1" draw:style-name="gr10" draw:text-style-name="P100" svg:width="1.0024in" svg:height="0.3287in" svg:x="5.6689in" svg:y="0.1862in"><text:p>dessertMenu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6" draw:name="Shape1" draw:style-name="gr3" svg:width="0.826in" svg:height="0.3287in" svg:x="4.6118in" svg:y="0.1819in"><text:p>MenuItem3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8" draw:name="Shape1" draw:style-name="gr2" svg:width="0.7705in" svg:height="0.3287in" svg:x="-0.0043in" svg:y="0.1902in"><text:p>MenuItem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9" draw:name="Shape1" draw:style-name="gr2" svg:width="0.7705in" svg:height="0.3287in" svg:x="1.1898in" svg:y="0.1898in"><text:p>MenuItem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0"/>
      <text:p text:style-name="P30"/>
      <text:p text:style-name="P30"/>
      <text:p text:style-name="P5"><draw:custom-shape text:anchor-type="paragraph" draw:z-index="42" draw:name="Shape1" draw:style-name="gr11" draw:text-style-name="P100" svg:width="0.7858in" svg:height="0.3287in" svg:x="0.0252in" svg:y="0.2071in"><text:p>MenuNod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说明<text:span text:style-name="T42">：</text:span></text:p>
      <text:p text:style-name="P5"/>
      <text:p text:style-name="P5"/>
      <text:p text:style-name="P5"><draw:custom-shape text:anchor-type="paragraph" draw:z-index="43" draw:name="Shape1" draw:style-name="gr2" svg:width="0.7705in" svg:height="0.3287in" svg:x="0.0437in" svg:y="0.1354in"><text:p>MenuIte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/>
      <text:h text:style-name="P97" text:outline-level="3">Composite和<text:span text:style-name="T45">Iterator结合</text:span></text:h>
      <text:p text:style-name="P5"><text:s text:c="4"/>前面两结我们通过<text:span text:style-name="T46">Iterator访问MenuItem，通过Comonent实现了MenuNode和MenuItem融合在Tree hierachy架构下统一访问。现在我们将Comosite和Iterator结合：通过Iterator的方式嵌套访问MenuNode下的MenuItem信息。</text:span></text:p>
      <text:p text:style-name="P5"/>
      <text:h text:style-name="Heading_20_3" text:outline-level="3"><text:soft-page-break/>总结</text:h>
      <text:p text:style-name="P77"><text:s text:c="4"/>我们总结一下，这一章的代码。最关键的是<text:span text:style-name="T54">2个代码文件：</text:span></text:p>
      <text:p text:style-name="P74"/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86"/>
            <text:p text:style-name="P90">MyIterator.<text:span text:style-name="T54">java</text:span></text:p>
            <text:p text:style-name="P90">MenuComponent.<text:span text:style-name="T54">java</text:span></text:p>
            <text:p text:style-name="P94"><text:span text:style-name="T9">CompositeIterator.</text:span><text:span text:style-name="T23">java</text:span></text:p>
          </table:table-cell>
        </table:table-row>
      </table:table>
      <text:p text:style-name="P86"><text:span text:style-name="T47"><text:s text:c="4"/>其中</text:span><text:span text:style-name="T24">MyIterator.</text:span><text:span text:style-name="T23">java是一个interface，类似java.util.Iterator。我们通过实现这个自定义的Iterator，实现对Menu下MenuItem的遍历。</text:span></text:p>
      <text:p text:style-name="P86"><text:span text:style-name="T23"><text:s text:c="2"/>其中MenuComponent.java是抽象类，通过集成这个抽象类，MenuItem和MenuNode可以无差别地进行访问。</text:span></text:p>
      <text:p text:style-name="P86"><text:span text:style-name="T23"><text:s text:c="2"/>那么如何实现以Iterator的方式访问MenuComponent通过对象呢？那就要用到</text:span><text:span text:style-name="T9">CompositeIterator.</text:span><text:span text:style-name="T23">java了。</text:span></text:p>
      <text:p text:style-name="P78"/>
      <text:p text:style-name="P78"/>
      <text:h text:style-name="Heading_20_3" text:outline-level="3">注意点</text:h>
      <text:p text:style-name="P5"><text:s text:c="4"/>让人大跌眼镜的是，这一章居然还有一个代码<text:span text:style-name="T47">bug:</text:span></text:p>
      <text:p text:style-name="P5"/>
      <text:p text:style-name="P70"/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79"/>
            <text:p text:style-name="P87"><text:span text:style-name="T48">CompositeIterator.java</text:span></text:p>
            <text:p text:style-name="P87">next<text:span text:style-name="T49">()方法：</text:span></text:p>
            <text:p text:style-name="P87"/>
            <text:p text:style-name="P92">stack.push(component.createIterator());</text:p>
            <text:p text:style-name="P87">------<text:span text:style-name="T49">&gt;</text:span></text:p>
            <text:p text:style-name="P87"><text:span text:style-name="T7">stack</text:span>.push(currentNode.<text:span text:style-name="T7">menucomponents</text:span>.iterator());</text:p>
            <text:p text:style-name="P91"><text:span text:style-name="T20"/></text:p>
          </table:table-cell>
        </table:table-row>
      </table:table>
      <text:p text:style-name="P79"><text:s text:c="3"/></text:p>
      <text:p text:style-name="P80"><text:s text:c="4"/>仔细想想，也不难理解，stack.push()的意思是，将需要遍历的MenuItem或者MenuNode下的<text:span text:style-name="T53">MenuItem节点</text:span>以Iterator的形式，放到stack中。</text:p>
      <text:p text:style-name="P80"><text:s text:c="4"/>而<text:span text:style-name="T50">stack.push(component.createIterator())中，component.createIterator()虽然是返回Iterator，但是我们看对于MenuNode，createIterator()方法是这样的：</text:span></text:p>
      <text:p text:style-name="P71"/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83"/>
            <text:p text:style-name="P88"><text:span text:style-name="T2">public </text:span><text:span text:style-name="T48">Iterator createIterator(){</text:span></text:p>
            <text:p text:style-name="P46"><text:s text:c="4"/><text:span text:style-name="T3">return new </text:span><text:span text:style-name="T8">CompositeIterator(</text:span><text:span text:style-name="T6">menucomponents</text:span><text:span text:style-name="T8">.iterator());</text:span></text:p>
            <text:p text:style-name="P95"><text:span text:style-name="T9">}</text:span></text:p>
          </table:table-cell>
        </table:table-row>
      </table:table>
      <text:p text:style-name="P81"><text:span text:style-name="T50"><text:s text:c="2"/>看出问题来了吗</text:span><text:span text:style-name="T51">：这里是创建了一个新的CompositeIterator实例，那么在</text:span><text:span text:style-name="T50"> </text:span><text:span text:style-name="T21">CompositeIterator的</text:span><text:span text:style-name="T22">constructor中，</text:span></text:p>
      <text:p text:style-name="P72"/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84"/>
            <text:p text:style-name="P89"><text:span text:style-name="T1">public </text:span>CompositeIterator(Iterator iterator){</text:p>
            <text:p text:style-name="P46"><text:s text:c="4"/><text:span text:style-name="T6">stack</text:span><text:span text:style-name="T8">.push(iterator);</text:span></text:p>
            <text:p text:style-name="P95"><text:span text:style-name="T9">}</text:span></text:p>
          </table:table-cell>
        </table:table-row>
      </table:table>
      <text:p text:style-name="P81"><text:span text:style-name="T50"><text:s text:c="2"/>又执行了一次</text:span><text:span text:style-name="T52">stack.push()，这样不是stack就重复push了吗？其实正确的做法是将当前MenuNode下的MenuItem节点以Iterator的形式，直接push()到stack中：</text:span></text:p>
      <text:p text:style-name="P73"><text:soft-page-break/></text:p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85"/>
            <text:p text:style-name="P93"><text:span text:style-name="T6">stack</text:span><text:span text:style-name="T9">.push(currentNode.</text:span><text:span text:style-name="T6">menucomponents</text:span><text:span text:style-name="T9">.iterator());</text:span></text:p>
          </table:table-cell>
        </table:table-row>
      </table:table>
      <text:p text:style-name="P82"><text:span text:style-name="T52"/></text:p>
      <text:p text:style-name="P81"><text:span text:style-name="T51"/></text:p>
      <text:p text:style-name="P81"><text:span text:style-name="T51"/></text:p>
      <text:p text:style-name="P81"><text:span text:style-name="T51"/></text:p>
      <text:p text:style-name="P5"/>
      <text:p text:style-name="P5"/>
      <text:h text:style-name="P44" text:outline-level="2">Chapter10 The State of Things</text:h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6">The State Pattern</text:p>
            <text:p text:style-name="P5">Allows an object to alter its behavior when its internal state changes.The object will appear to change its class.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44" text:outline-level="2">Chapter11 The Proxy Pattern</text:h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6">The Proxy Pattern</text:p>
            <text:p text:style-name="P5">Provides a surrogate or placeholder for another object to control access to it</text:p>
          </table:table-cell>
        </table:table-row>
      </table:table>
      <text:p text:style-name="P5"/>
      <text:p text:style-name="P5"/>
      <text:p text:style-name="P5"/>
      <text:h text:style-name="P44" text:outline-level="2">Chapter12 Comound Patterns:Patterns of Patterns</text:h>
      <text:p text:style-name="P5"/>
      <text:p text:style-name="P5"/>
      <text:h text:style-name="P44" text:outline-level="2">Chapter13 Patterns in the Real World</text:h>
      <text:p text:style-name="P5"/>
      <text:h text:style-name="P44" text:outline-level="2">Chapter14 Appendix: Leftover Patterns</text:h>
      <text:p text:style-name="P43">其它设计模式还有很多。 <text:s text:c="2"/></text:p>
      <text:p text:style-name="P2"/>
      <text:p text:style-name="P1"/>
      <text:p text:style-name="P1"><text:soft-pag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807in" fo:margin-bottom="0.1807in" loext:contextual-spacing="false" fo:line-height="173%" fo:keep-together="always" fo:keep-with-next="always"/>
      <style:text-properties style:font-name="Cambria" fo:font-family="Cambria" style:font-family-generic="roman" style:font-pitch="variable" fo:font-size="16pt" fo:font-weight="bold" style:font-name-asian="宋体" style:font-family-asian="宋体" style:font-family-generic-asian="system" style:font-pitch-asian="variable" style:font-size-asian="16pt" style:font-weight-asian="bold" style:font-name-complex="FreeSans" style:font-family-complex="FreeSans" style:font-family-generic-complex="system" style:font-pitch-complex="variable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5:44:12.026638451</meta:creation-date>
    <dc:date>2018-07-10T21:33:39.037351250</dc:date>
    <meta:editing-duration>PT17H26M24S</meta:editing-duration>
    <meta:editing-cycles>83</meta:editing-cycles>
    <meta:generator>LibreOffice/5.1.6.2$Linux_x86 LibreOffice_project/10m0$Build-2</meta:generator>
    <meta:document-statistic meta:table-count="27" meta:image-count="0" meta:object-count="3" meta:page-count="10" meta:paragraph-count="180" meta:word-count="2114" meta:character-count="7054" meta:non-whitespace-character-count="6369"/>
  </office:meta>
</office:document-meta>
</file>